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dash" draw:stroke-dash="Dash_5f_0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solid" draw:fill-color="#ebf1df" draw:shadow="hidden"/>
    </style:style>
    <style:style style:name="gr4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5" style:family="graphic" style:parent-style-name="standard">
      <style:graphic-properties draw:stroke="none" draw:fill="none" draw:textarea-vertical-align="top" fo:min-height="1.707cm" fo:min-width="2.54cm" fo:padding-top="0.035cm" fo:padding-bottom="0.035cm" fo:padding-left="0.035cm" fo:padding-right="0.035cm"/>
      <style:paragraph-properties style:writing-mode="lr-tb"/>
    </style:style>
    <style:style style:name="gr6" style:family="graphic" style:parent-style-name="standard">
      <style:graphic-properties draw:stroke="none" draw:fill="solid" draw:fill-color="#fcebdd" draw:shadow="hidden"/>
    </style:style>
    <style:style style:name="gr7" style:family="graphic" style:parent-style-name="standard">
      <style:graphic-properties draw:stroke="solid" svg:stroke-width="0.035cm" svg:stroke-color="#00000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8" style:family="graphic" style:parent-style-name="standard">
      <style:graphic-properties draw:stroke="none" draw:fill="none" draw:textarea-vertical-align="top" fo:min-height="0.664cm" fo:min-width="2.54cm" fo:padding-top="0.035cm" fo:padding-bottom="0.035cm" fo:padding-left="0.035cm" fo:padding-right="0.035cm"/>
      <style:paragraph-properties style:writing-mode="lr-tb"/>
    </style:style>
    <style:style style:name="gr9" style:family="graphic" style:parent-style-name="standard">
      <style:graphic-properties draw:stroke="none" draw:fill="none" draw:textarea-vertical-align="top" fo:min-height="1.21cm" fo:min-width="2.54cm" fo:padding-top="0.035cm" fo:padding-bottom="0.035cm" fo:padding-left="0.035cm" fo:padding-right="0.035cm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none" draw:fill="none" draw:textarea-vertical-align="top" fo:min-height="0.454cm" fo:min-width="2.54cm" fo:padding-top="0.035cm" fo:padding-bottom="0.035cm" fo:padding-left="0.035cm" fo:padding-right="0.035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3" style:family="graphic" style:parent-style-name="standard">
      <style:graphic-properties draw:stroke="none" draw:fill="solid" draw:fill-color="#000000" draw:shadow="hidden"/>
    </style:style>
    <style:style style:name="gr14" style:family="graphic" style:parent-style-name="standard">
      <style:graphic-properties draw:stroke="none" draw:fill="none" draw:textarea-vertical-align="top" fo:min-height="0.874cm" fo:min-width="2.54cm" fo:padding-top="0.035cm" fo:padding-bottom="0.035cm" fo:padding-left="0.035cm" fo:padding-right="0.035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top" fo:min-height="0.519cm" fo:min-width="2.54cm" fo:padding-top="0.035cm" fo:padding-bottom="0.035cm" fo:padding-left="0.035cm" fo:padding-right="0.035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top" fo:min-height="0.331cm" fo:min-width="2.54cm" fo:padding-top="0.035cm" fo:padding-bottom="0.035cm" fo:padding-left="0.035cm" fo:padding-right="0.035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top" fo:min-height="0.51cm" fo:min-width="2.54cm" fo:padding-top="0.035cm" fo:padding-bottom="0.035cm" fo:padding-left="0.035cm" fo:padding-right="0.035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top" fo:min-height="1.016cm" fo:min-width="2.54cm" fo:padding-top="0.035cm" fo:padding-bottom="0.035cm" fo:padding-left="0.035cm" fo:padding-right="0.035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top" fo:min-height="0.987cm" fo:min-width="2.54cm" fo:padding-top="0.035cm" fo:padding-bottom="0.035cm" fo:padding-left="0.035cm" fo:padding-right="0.035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top" fo:min-height="1.037cm" fo:min-width="2.54cm" fo:padding-top="0.035cm" fo:padding-bottom="0.035cm" fo:padding-left="0.035cm" fo:padding-right="0.035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top" fo:min-height="0.473cm" fo:min-width="2.54cm" fo:padding-top="0.035cm" fo:padding-bottom="0.035cm" fo:padding-left="0.035cm" fo:padding-right="0.035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top" fo:min-height="0.595cm" fo:min-width="2.54cm" fo:padding-top="0.035cm" fo:padding-bottom="0.035cm" fo:padding-left="0.035cm" fo:padding-right="0.03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bf1d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44pt" style:font-size-asian="44pt" style:font-size-complex="44pt"/>
    </style:style>
    <style:style style:name="P6" style:family="paragraph">
      <loext:graphic-properties draw:fill="solid" draw:fill-color="#fcebdd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22pt" style:font-size-asian="22pt" style:font-size-complex="22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1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28pt" style:font-size-asian="28pt" style:font-size-complex="28pt"/>
    </style:style>
    <style:style style:name="T1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4" style:family="text">
      <style:text-properties fo:color="#00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000000" style:font-name="Arial1" fo:font-size="11pt" fo:font-weight="bold" style:font-name-asian="Arial1" style:font-size-asian="6pt" style:font-weight-asian="bold" style:font-name-complex="Arial1" style:font-size-complex="6pt" style:font-weight-complex="bold"/>
    </style:style>
    <style:style style:name="T6" style:family="text">
      <style:text-properties fo:color="#000000"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7" style:family="text"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T8" style:family="text"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polygon draw:style-name="gr1" draw:text-style-name="P1" draw:layer="layout" svg:width="14.993cm" svg:height="9.164cm" svg:x="2.89cm" svg:y="1.757cm" svg:viewBox="0 0 14994 9165" draw:points="0,9165 14994,9165 14994,0 0,0">
            <text:p/>
          </draw:polygon>
          <draw:polygon draw:style-name="gr2" draw:text-style-name="P2" draw:layer="layout" svg:width="14.993cm" svg:height="9.164cm" svg:x="2.89cm" svg:y="1.757cm" svg:viewBox="0 0 14994 9165" draw:points="0,9165 14994,9165 14994,0 0,0">
            <text:p/>
          </draw:polygon>
        </draw:g>
        <draw:g>
          <draw:polygon draw:style-name="gr3" draw:text-style-name="P3" draw:layer="layout" svg:width="3.387cm" svg:height="4.235cm" svg:x="6.898cm" svg:y="3.227cm" svg:viewBox="0 0 3388 4236" draw:points="0,0 0,4236 3388,4236 3388,0">
            <text:p/>
          </draw:polygon>
          <draw:polygon draw:style-name="gr4" draw:text-style-name="P2" draw:layer="layout" svg:width="3.387cm" svg:height="4.235cm" svg:x="6.898cm" svg:y="3.227cm" svg:viewBox="0 0 3388 4236" draw:points="0,0 0,4236 3388,4236 3388,0">
            <text:p/>
          </draw:polygon>
        </draw:g>
        <draw:frame draw:style-name="gr5" draw:text-style-name="P5" draw:layer="layout" svg:width="3.048cm" svg:height="1.777cm" svg:x="7.112cm" svg:y="4.38cm">
          <draw:text-box>
            <text:p text:style-name="P4"><text:span text:style-name="T1">adpll_ctr</text:span></text:p>
          </draw:text-box>
        </draw:frame>
        <draw:g>
          <draw:path draw:style-name="gr6" draw:text-style-name="P6" draw:layer="layout" svg:width="2.414cm" svg:height="2.349cm" svg:x="13.19cm" svg:y="3.631cm" svg:viewBox="0 0 2415 2350" svg:d="M2415 1175c0 206-56 410-162 588s-259 327-442 430-392 157-603 157c-212 0-421-54-604-157s-336-252-442-430-162-382-162-588 56-409 162-587c106-179 259-327 442-430 183-104 391-158 601-158 2 0 2 0 3 0 211 0 420 54 603 158 183 103 336 251 442 430 106 178 162 381 162 587z">
            <text:p/>
          </draw:path>
          <draw:path draw:style-name="gr4" draw:text-style-name="P2" draw:layer="layout" svg:width="2.414cm" svg:height="2.349cm" svg:x="13.19cm" svg:y="3.631cm" svg:viewBox="0 0 2415 2350" svg:d="M2415 1175c0 206-56 410-162 588s-259 327-442 430-392 157-603 157c-212 0-421-54-604-157s-336-252-442-430-162-382-162-588 56-409 162-587c106-179 259-327 442-430 183-104 391-158 601-158 2 0 2 0 3 0 211 0 420 54 603 158 183 103 336 251 442 430 106 178 162 381 162 587z">
            <text:p/>
          </draw:path>
        </draw:g>
        <draw:path draw:style-name="gr4" draw:text-style-name="P2" draw:layer="layout" svg:width="0.764cm" svg:height="0.8cm" svg:x="13.97cm" svg:y="4.826cm" svg:viewBox="0 0 765 801" svg:d="M0 392c48-90 118-323 179-379 30-23 56-13 77 9 65 65 97 209 139 396 38 170 85 377 146 383 80 9 183-307 224-409">
          <text:p/>
        </draw:path>
        <draw:polyline draw:style-name="gr7" draw:text-style-name="P2" draw:layer="layout" svg:width="3.617cm" svg:height="1.102cm" svg:x="9.341cm" svg:y="7.486cm" svg:viewBox="0 0 3618 1103" draw:points="3618,1103 0,1103 0,0">
          <text:p/>
        </draw:polyline>
        <draw:frame draw:style-name="gr8" draw:text-style-name="P7" draw:layer="layout" svg:width="2.126cm" svg:height="0.734cm" svg:x="13.336cm" svg:y="3.826cm">
          <draw:text-box>
            <text:p text:style-name="P4"><text:span text:style-name="T2">DCO</text:span></text:p>
          </draw:text-box>
        </draw:frame>
        <draw:g>
          <draw:polygon draw:style-name="gr6" draw:text-style-name="P6" draw:layer="layout" svg:width="2.781cm" svg:height="1.906cm" svg:x="12.957cm" svg:y="7.41cm" svg:viewBox="0 0 2782 1907" draw:points="0,0 0,1907 2782,1907 2782,0">
            <text:p/>
          </draw:polygon>
          <draw:polygon draw:style-name="gr4" draw:text-style-name="P2" draw:layer="layout" svg:width="2.781cm" svg:height="1.906cm" svg:x="12.957cm" svg:y="7.41cm" svg:viewBox="0 0 2782 1907" draw:points="0,0 0,1907 2782,1907 2782,0">
            <text:p/>
          </draw:polygon>
        </draw:g>
        <draw:frame draw:style-name="gr9" draw:text-style-name="P5" draw:layer="layout" svg:width="3.424cm" svg:height="1.28cm" svg:x="12.536cm" svg:y="7.42cm">
          <draw:text-box>
            <text:p text:style-name="P4"><text:span text:style-name="T3"/></text:p>
            <text:p text:style-name="P4"><text:span text:style-name="T1">TDC</text:span></text:p>
          </draw:text-box>
        </draw:frame>
        <draw:line draw:style-name="gr7" draw:text-style-name="P2" draw:layer="layout" svg:x1="2.488cm" svg:y1="5.2cm" svg:x2="6.836cm" svg:y2="5.2cm">
          <text:p/>
        </draw:line>
        <draw:line draw:style-name="gr7" draw:text-style-name="P2" draw:layer="layout" svg:x1="10.35cm" svg:y1="4.763cm" svg:x2="13.108cm" svg:y2="4.763cm">
          <text:p/>
        </draw:line>
        <draw:line draw:style-name="gr10" draw:text-style-name="P2" draw:layer="layout" svg:x1="11.566cm" svg:y1="4.58cm" svg:x2="11.702cm" svg:y2="4.907cm">
          <text:p/>
        </draw:line>
        <draw:frame draw:style-name="gr11" draw:text-style-name="P8" draw:layer="layout" svg:width="2.126cm" svg:height="0.524cm" svg:x="10.684cm" svg:y="4.937cm">
          <draw:text-box>
            <text:p text:style-name="P4"><text:span text:style-name="T4">15 + 48 + 48</text:span></text:p>
          </draw:text-box>
        </draw:frame>
        <draw:line draw:style-name="gr7" draw:text-style-name="P2" draw:layer="layout" svg:x1="15.638cm" svg:y1="4.516cm" svg:x2="18.785cm" svg:y2="4.516cm">
          <text:p/>
        </draw:line>
        <draw:line draw:style-name="gr7" draw:text-style-name="P2" draw:layer="layout" svg:x1="15.554cm" svg:y1="5.143cm" svg:x2="18.784cm" svg:y2="5.143cm">
          <text:p/>
        </draw:line>
        <draw:line draw:style-name="gr7" draw:text-style-name="P2" draw:layer="layout" svg:x1="16.828cm" svg:y1="7.959cm" svg:x2="15.774cm" svg:y2="7.959cm">
          <text:p/>
        </draw:line>
        <draw:line draw:style-name="gr7" draw:text-style-name="P2" draw:layer="layout" svg:x1="17.459cm" svg:y1="8.514cm" svg:x2="15.766cm" svg:y2="8.514cm">
          <text:p/>
        </draw:line>
        <draw:line draw:style-name="gr12" draw:text-style-name="P2" draw:layer="layout" svg:x1="17.461cm" svg:y1="9.944cm" svg:x2="17.461cm" svg:y2="5.143cm">
          <text:p/>
        </draw:line>
        <draw:line draw:style-name="gr12" draw:text-style-name="P2" draw:layer="layout" svg:x1="16.828cm" svg:y1="7.959cm" svg:x2="16.828cm" svg:y2="4.516cm">
          <text:p/>
        </draw:line>
        <draw:g>
          <draw:path draw:style-name="gr13" draw:text-style-name="P9" draw:layer="layout" svg:width="0.14cm" svg:height="0.136cm" svg:x="16.758cm" svg:y="4.455cm" svg:viewBox="0 0 141 137" svg:d="M141 69v-1c0 13-3 25-9 35s-15 19-26 25-23 9-35 9c-13 0-26-3-36-9-11-6-20-15-26-25s-9-22-9-34c0-13 3-25 9-35s15-19 26-25c10-6 23-9 36-9 12 0 24 3 35 9s20 15 26 25 9 22 9 34z">
            <text:p/>
          </draw:path>
          <draw:path draw:style-name="gr10" draw:text-style-name="P2" draw:layer="layout" svg:width="0.14cm" svg:height="0.136cm" svg:x="16.758cm" svg:y="4.455cm" svg:viewBox="0 0 141 137" svg:d="M141 69v-1c0 13-3 25-9 35s-15 19-26 25-23 9-35 9c-13 0-26-3-36-9-11-6-20-15-26-25s-9-22-9-34c0-13 3-25 9-35s15-19 26-25c10-6 23-9 36-9 12 0 24 3 35 9s20 15 26 25 9 22 9 34z">
            <text:p/>
          </draw:path>
        </draw:g>
        <draw:g>
          <draw:path draw:style-name="gr13" draw:text-style-name="P9" draw:layer="layout" svg:width="0.14cm" svg:height="0.136cm" svg:x="17.385cm" svg:y="5.086cm" svg:viewBox="0 0 141 137" svg:d="M141 69v-1c0 13-3 25-9 35s-15 19-26 25-23 9-35 9c-13 0-26-3-36-9-11-6-20-15-26-25s-9-22-9-34c0-13 3-25 9-35s15-19 26-25c10-6 23-9 36-9 12 0 24 3 35 9s20 15 26 25 9 22 9 34z">
            <text:p/>
          </draw:path>
          <draw:path draw:style-name="gr10" draw:text-style-name="P2" draw:layer="layout" svg:width="0.14cm" svg:height="0.136cm" svg:x="17.385cm" svg:y="5.086cm" svg:viewBox="0 0 141 137" svg:d="M141 69v-1c0 13-3 25-9 35s-15 19-26 25-23 9-35 9c-13 0-26-3-36-9-11-6-20-15-26-25s-9-22-9-34c0-13 3-25 9-35s15-19 26-25c10-6 23-9 36-9 12 0 24 3 35 9s20 15 26 25 9 22 9 34z">
            <text:p/>
          </draw:path>
        </draw:g>
        <draw:line draw:style-name="gr10" draw:text-style-name="P2" draw:layer="layout" svg:x1="10.284cm" svg:y1="8.402cm" svg:x2="10.148cm" svg:y2="8.729cm">
          <text:p/>
        </draw:line>
        <draw:frame draw:style-name="gr11" draw:text-style-name="P8" draw:layer="layout" svg:width="2.126cm" svg:height="0.524cm" svg:x="9.103cm" svg:y="8.719cm">
          <draw:text-box>
            <text:p text:style-name="P4"><text:span text:style-name="T4">16+7</text:span></text:p>
          </draw:text-box>
        </draw:frame>
        <draw:polyline draw:style-name="gr7" draw:text-style-name="P2" draw:layer="layout" svg:width="3.202cm" svg:height="0.737cm" svg:x="10.284cm" svg:y="6.642cm" svg:viewBox="0 0 3203 738" draw:points="0,0 3203,0 3203,738">
          <text:p/>
        </draw:polyline>
        <draw:g>
          <draw:polygon draw:style-name="gr6" draw:text-style-name="P6" draw:layer="layout" svg:width="1.713cm" svg:height="1.174cm" svg:x="3.891cm" svg:y="8.077cm" svg:viewBox="0 0 1714 1175" draw:points="0,0 0,1175 1714,1175 1714,0">
            <text:p/>
          </draw:polygon>
          <draw:polygon draw:style-name="gr4" draw:text-style-name="P2" draw:layer="layout" svg:width="1.713cm" svg:height="1.174cm" svg:x="3.891cm" svg:y="8.077cm" svg:viewBox="0 0 1714 1175" draw:points="0,0 0,1175 1714,1175 1714,0">
            <text:p/>
          </draw:polygon>
        </draw:g>
        <draw:frame draw:style-name="gr14" draw:text-style-name="P8" draw:layer="layout" svg:width="3.424cm" svg:height="0.944cm" svg:x="3.035cm" svg:y="8.22cm">
          <draw:text-box>
            <text:p text:style-name="P4"><text:span text:style-name="T4">FREF</text:span></text:p>
            <text:p text:style-name="P4"><text:span text:style-name="T4">Retiming</text:span></text:p>
          </draw:text-box>
        </draw:frame>
        <draw:line draw:style-name="gr7" draw:text-style-name="P2" draw:layer="layout" svg:x1="2.734cm" svg:y1="8.44cm" svg:x2="3.826cm" svg:y2="8.44cm">
          <text:p/>
        </draw:line>
        <draw:line draw:style-name="gr7" draw:text-style-name="P2" draw:layer="layout" svg:x1="5.157cm" svg:y1="9.944cm" svg:x2="5.157cm" svg:y2="9.293cm">
          <text:p/>
        </draw:line>
        <draw:frame draw:style-name="gr15" draw:text-style-name="P10" draw:layer="layout" svg:width="1.283cm" svg:height="0.589cm" svg:x="1.384cm" svg:y="8.047cm">
          <draw:text-box>
            <text:p text:style-name="P4"><text:span text:style-name="T5">FREF</text:span></text:p>
          </draw:text-box>
        </draw:frame>
        <draw:line draw:style-name="gr12" draw:text-style-name="P2" draw:layer="layout" svg:x1="5.157cm" svg:y1="9.946cm" svg:x2="17.46cm" svg:y2="9.946cm">
          <text:p/>
        </draw:line>
        <draw:line draw:style-name="gr10" draw:text-style-name="P2" draw:layer="layout" svg:x1="5.005cm" svg:y1="9.252cm" svg:x2="5.158cm" svg:y2="9.103cm">
          <text:p/>
        </draw:line>
        <draw:line draw:style-name="gr10" draw:text-style-name="P2" draw:layer="layout" svg:x1="5.157cm" svg:y1="9.103cm" svg:x2="5.31cm" svg:y2="9.252cm">
          <text:p/>
        </draw:line>
        <draw:line draw:style-name="gr10" draw:text-style-name="P2" draw:layer="layout" svg:x1="12.995cm" svg:y1="8.956cm" svg:x2="13.148cm" svg:y2="9.105cm">
          <text:p/>
        </draw:line>
        <draw:line draw:style-name="gr10" draw:text-style-name="P2" draw:layer="layout" svg:x1="13.148cm" svg:y1="9.103cm" svg:x2="12.995cm" svg:y2="9.252cm">
          <text:p/>
        </draw:line>
        <draw:line draw:style-name="gr7" draw:text-style-name="P2" draw:layer="layout" svg:x1="11.921cm" svg:y1="9.052cm" svg:x2="12.883cm" svg:y2="9.052cm">
          <text:p/>
        </draw:line>
        <draw:line draw:style-name="gr10" draw:text-style-name="P2" draw:layer="layout" svg:x1="6.939cm" svg:y1="7.041cm" svg:x2="7.092cm" svg:y2="7.19cm">
          <text:p/>
        </draw:line>
        <draw:line draw:style-name="gr10" draw:text-style-name="P2" draw:layer="layout" svg:x1="7.092cm" svg:y1="7.189cm" svg:x2="6.939cm" svg:y2="7.338cm">
          <text:p/>
        </draw:line>
        <draw:line draw:style-name="gr12" draw:text-style-name="P2" draw:layer="layout" svg:x1="4.905cm" svg:y1="8.063cm" svg:x2="4.905cm" svg:y2="7.212cm">
          <text:p/>
        </draw:line>
        <draw:line draw:style-name="gr7" draw:text-style-name="P2" draw:layer="layout" svg:x1="4.905cm" svg:y1="7.212cm" svg:x2="6.859cm" svg:y2="7.212cm">
          <text:p/>
        </draw:line>
        <draw:line draw:style-name="gr7" draw:text-style-name="P2" draw:layer="layout" svg:x1="2.431cm" svg:y1="4.312cm" svg:x2="6.854cm" svg:y2="4.312cm">
          <text:p/>
        </draw:line>
        <draw:line draw:style-name="gr7" draw:text-style-name="P2" draw:layer="layout" svg:x1="2.437cm" svg:y1="3.526cm" svg:x2="6.86cm" svg:y2="3.526cm">
          <text:p/>
        </draw:line>
        <draw:frame draw:style-name="gr16" draw:text-style-name="P8" draw:layer="layout" svg:width="1.027cm" svg:height="0.401cm" svg:x="11.55cm" svg:y="6.642cm">
          <draw:text-box>
            <text:p text:style-name="P4"><text:span text:style-name="T6">PD</text:span></text:p>
          </draw:text-box>
        </draw:frame>
        <draw:frame draw:style-name="gr15" draw:text-style-name="P10" draw:layer="layout" svg:width="1.929cm" svg:height="0.589cm" svg:x="0.381cm" svg:y="4.826cm">
          <draw:text-box>
            <text:p text:style-name="P4"><text:span text:style-name="T5">data_mod</text:span></text:p>
          </draw:text-box>
        </draw:frame>
        <draw:frame draw:style-name="gr15" draw:text-style-name="P10" draw:layer="layout" svg:width="1.283cm" svg:height="0.589cm" svg:x="1.13cm" svg:y="3.937cm">
          <draw:text-box>
            <text:p text:style-name="P4"><text:span text:style-name="T5">FCW</text:span></text:p>
          </draw:text-box>
        </draw:frame>
        <draw:frame draw:style-name="gr15" draw:text-style-name="P10" draw:layer="layout" svg:width="2.303cm" svg:height="0.589cm" svg:x="0.127cm" svg:y="3.175cm">
          <draw:text-box>
            <text:p text:style-name="P4"><text:span text:style-name="T5">adpll_mode</text:span></text:p>
          </draw:text-box>
        </draw:frame>
        <draw:line draw:style-name="gr10" draw:text-style-name="P2" draw:layer="layout" svg:x1="4.642cm" svg:y1="4.158cm" svg:x2="4.778cm" svg:y2="4.485cm">
          <text:p/>
        </draw:line>
        <draw:frame draw:style-name="gr11" draw:text-style-name="P8" draw:layer="layout" svg:width="1.105cm" svg:height="0.524cm" svg:x="4.203cm" svg:y="4.507cm">
          <draw:text-box>
            <text:p text:style-name="P4"><text:span text:style-name="T4">26</text:span></text:p>
          </draw:text-box>
        </draw:frame>
        <draw:line draw:style-name="gr10" draw:text-style-name="P2" draw:layer="layout" svg:x1="4.642cm" svg:y1="3.343cm" svg:x2="4.778cm" svg:y2="3.67cm">
          <text:p/>
        </draw:line>
        <draw:frame draw:style-name="gr17" draw:text-style-name="P8" draw:layer="layout" svg:width="1.08cm" svg:height="0.58cm" svg:x="4.228cm" svg:y="3.628cm">
          <draw:text-box>
            <text:p text:style-name="P4"><text:span text:style-name="T4">2</text:span></text:p>
          </draw:text-box>
        </draw:frame>
        <draw:frame draw:style-name="gr18" draw:text-style-name="P11" draw:layer="layout" svg:width="3.194cm" svg:height="1.086cm" svg:x="5.005cm" svg:y="1.754cm">
          <draw:text-box>
            <text:p text:style-name="P4"><text:span text:style-name="T1">ADPLL</text:span></text:p>
          </draw:text-box>
        </draw:frame>
        <draw:frame draw:style-name="gr16" draw:text-style-name="P8" draw:layer="layout" svg:width="1.027cm" svg:height="0.401cm" svg:x="11.55cm" svg:y="5.642cm">
          <draw:text-box>
            <text:p text:style-name="P4"><text:span text:style-name="T6">PD</text:span></text:p>
          </draw:text-box>
        </draw:frame>
        <draw:line draw:style-name="gr7" draw:text-style-name="P2" draw:layer="layout" svg:x1="10.286cm" svg:y1="5.617cm" svg:x2="13.425cm" svg:y2="5.617cm">
          <text:p/>
        </draw:line>
        <draw:frame draw:style-name="gr19" draw:text-style-name="P12" draw:layer="layout" svg:width="1.397cm" svg:height="1.057cm" svg:x="18.288cm" svg:y="3.648cm">
          <draw:text-box>
            <text:p text:style-name="P4"><text:span text:style-name="T7">CKV</text:span></text:p>
          </draw:text-box>
        </draw:frame>
        <draw:line draw:style-name="gr7" draw:text-style-name="P2" draw:layer="layout" svg:x1="2.431cm" svg:y1="6.305cm" svg:x2="6.779cm" svg:y2="6.305cm">
          <text:p/>
        </draw:line>
        <draw:line draw:style-name="gr10" draw:text-style-name="P2" draw:layer="layout" svg:x1="4.702cm" svg:y1="6.136cm" svg:x2="4.838cm" svg:y2="6.463cm">
          <text:p/>
        </draw:line>
        <draw:frame draw:style-name="gr20" draw:text-style-name="P10" draw:layer="layout" svg:width="1.929cm" svg:height="1.107cm" svg:x="0.508cm" svg:y="5.751cm">
          <draw:text-box>
            <text:p text:style-name="P4"><text:span text:style-name="T5">CPU</text:span></text:p>
            <text:p text:style-name="P4"><text:span text:style-name="T5">interface</text:span></text:p>
          </draw:text-box>
        </draw:frame>
        <draw:line draw:style-name="gr7" draw:text-style-name="P2" draw:layer="layout" svg:x1="9.17cm" svg:y1="3.226cm" svg:x2="9.17cm" svg:y2="1.077cm">
          <text:p/>
        </draw:line>
        <draw:frame draw:style-name="gr21" draw:text-style-name="P7" draw:layer="layout" svg:width="2.304cm" svg:height="0.543cm" svg:x="8.11cm" svg:y="0.508cm">
          <draw:text-box>
            <text:p text:style-name="P4"><text:span text:style-name="T8">channel_lock</text:span></text:p>
          </draw:text-box>
        </draw:frame>
        <draw:frame draw:style-name="gr22" draw:text-style-name="P8" draw:layer="layout" svg:width="1.282cm" svg:height="0.665cm" svg:x="5.195cm" svg:y="6.701cm">
          <draw:text-box>
            <text:p text:style-name="P4"><text:span text:style-name="T8">clk</text:span></text:p>
          </draw:text-box>
        </draw:frame>
        <draw:frame draw:style-name="gr15" draw:text-style-name="P10" draw:layer="layout" svg:width="1.283cm" svg:height="0.589cm" svg:x="10.641cm" svg:y="8.809cm">
          <draw:text-box>
            <text:p text:style-name="P4"><text:span text:style-name="T5">FREF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2-25T00:53:47.815000000</dc:date>
    <dc:description/>
    <dc:language>en-US</dc:language>
    <dc:subject/>
    <dc:title/>
    <meta:creation-date>2019-10-10T00:13:21Z</meta:creation-date>
    <meta:initial-creator>Marco Silva Pereira</meta:initial-creator>
    <meta:keyword/>
    <meta:generator>LibreOffice/6.4.0.3$Windows_X86_64 LibreOffice_project/b0a288ab3d2d4774cb44b62f04d5d28733ac6df8</meta:generator>
    <meta:editing-duration>PT11M48S</meta:editing-duration>
    <meta:editing-cycles>5</meta:editing-cycles>
    <meta:document-statistic meta:object-count="74"/>
    <meta:user-defined meta:name="category"/>
    <meta:user-defined meta:name="company"/>
  </office:meta>
</office:document-meta>
</file>